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paragraph-rsid="0018e27e"/>
    </style:style>
    <style:style style:name="P2" style:family="paragraph" style:parent-style-name="Text_20_body">
      <style:text-properties officeooo:rsid="0008c56a" officeooo:paragraph-rsid="0018e27e"/>
    </style:style>
    <style:style style:name="P3" style:family="paragraph" style:parent-style-name="Text_20_body" style:list-style-name="L1">
      <style:text-properties officeooo:rsid="0008c56a" officeooo:paragraph-rsid="0018e27e"/>
    </style:style>
    <style:style style:name="P4" style:family="paragraph" style:parent-style-name="Text_20_body" style:list-style-name="L1">
      <style:text-properties officeooo:rsid="0018e27e" officeooo:paragraph-rsid="0018e27e"/>
    </style:style>
    <style:style style:name="P5" style:family="paragraph" style:parent-style-name="Text_20_body" style:list-style-name="L1">
      <style:text-properties officeooo:rsid="001c652d" officeooo:paragraph-rsid="0018e27e"/>
    </style:style>
    <style:style style:name="P6" style:family="paragraph" style:parent-style-name="Text_20_body" style:list-style-name="L1">
      <style:text-properties officeooo:rsid="0018e27e" officeooo:paragraph-rsid="001c652d"/>
    </style:style>
    <style:style style:name="P7" style:family="paragraph" style:parent-style-name="Text_20_body" style:list-style-name="L1">
      <style:text-properties officeooo:rsid="0019bef4" officeooo:paragraph-rsid="001c652d"/>
    </style:style>
    <style:style style:name="P8" style:family="paragraph" style:parent-style-name="Text_20_body" style:list-style-name="L1">
      <style:text-properties officeooo:rsid="001b629d" officeooo:paragraph-rsid="001c652d"/>
    </style:style>
    <style:style style:name="P9" style:family="paragraph" style:parent-style-name="Text_20_body">
      <style:text-properties officeooo:rsid="0019bef4" officeooo:paragraph-rsid="0019bef4"/>
    </style:style>
    <style:style style:name="P10" style:family="paragraph" style:parent-style-name="Text_20_body">
      <style:text-properties officeooo:rsid="001dcd5a" officeooo:paragraph-rsid="001dcd5a"/>
    </style:style>
    <style:style style:name="P11" style:family="paragraph" style:parent-style-name="Text_20_body">
      <style:text-properties officeooo:rsid="0018e27e" officeooo:paragraph-rsid="0018e27e"/>
    </style:style>
    <style:style style:name="T1" style:family="text">
      <style:text-properties officeooo:rsid="0019bef4"/>
    </style:style>
    <style:style style:name="T2" style:family="text">
      <style:text-properties officeooo:rsid="0018e27e"/>
    </style:style>
    <style:style style:name="T3" style:family="text">
      <style:text-properties officeooo:rsid="001ae0f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Goals</text:h>
      <text:p text:style-name="P2">Improve the Table Lamp in <text:span text:style-name="T1">many</text:span> different areas:</text:p>
      <text:list text:style-name="L1">
        <text:list-item>
          <text:p text:style-name="P3">Make it lighter using <text:span text:style-name="T2">better design</text:span></text:p>
        </text:list-item>
        <text:list-item>
          <text:p text:style-name="P4">Improve the dual axis beam to make the lamp smaller</text:p>
        </text:list-item>
        <text:list-item>
          <text:p text:style-name="P5">LAMP</text:p>
          <text:list>
            <text:list-item>
              <text:p text:style-name="P4">Double the light power <text:span text:style-name="T1">using 2 LED strip side by side</text:span></text:p>
            </text:list-item>
            <text:list-item>
              <text:p text:style-name="P6">Add a touch dimmer <text:span text:style-name="T3">to the lamp block, so it is always visible</text:span></text:p>
            </text:list-item>
            <text:list-item>
              <text:p text:style-name="P4">Add a lamp screen using Policarbonate</text:p>
            </text:list-item>
            <text:list-item>
              <text:p text:style-name="P7">Add a rotating joint to the lamp <text:span text:style-name="T3">block</text:span> so we can orient the emission plane. Currently it gets some strange angles.</text:p>
            </text:list-item>
            <text:list-item>
              <text:p text:style-name="P8">Remove the Manfrotto Fixture</text:p>
            </text:list-item>
            <text:list-item>
              <text:p text:style-name="P8">Remove the CV60 Hook</text:p>
            </text:list-item>
          </text:list>
        </text:list-item>
        <text:list-item>
          <text:p text:style-name="P4">Improve the color and the final layout</text:p>
        </text:list-item>
        <text:list-item>
          <text:p text:style-name="P4">Add four feets to <text:span text:style-name="T1">the base in order to </text:span>improve stability</text:p>
        </text:list-item>
      </text:list>
      <text:p text:style-name="P9"/>
      <text:p text:style-name="P10">Use a different project development approach: create a file for each object and then merge all toghether to simulate the total structure.</text:p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8:30:59.059000000</meta:creation-date>
    <dc:date>2024-11-16T17:34:57.727000000</dc:date>
    <meta:editing-duration>PT12H29M17S</meta:editing-duration>
    <meta:editing-cycles>6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4" meta:word-count="137" meta:character-count="705" meta:non-whitespace-character-count="593"/>
  </office:meta>
</office:document-meta>
</file>